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variant="normal" fo:text-transform="none" fo:color="#330000" style:font-name="Liberation Serif" fo:letter-spacing="normal" fo:font-style="normal" fo:font-weight="normal" style:font-weight-asian="normal" style:font-weight-complex="normal"/>
    </style:style>
    <style:style style:name="P2" style:family="paragraph" style:parent-style-name="Standard">
      <style:text-properties fo:font-variant="normal" fo:text-transform="none" fo:color="#330000" style:font-name="Liberation Serif" fo:letter-spacing="normal" fo:font-style="normal" style:text-underline-style="none" fo:font-weight="normal" style:font-weight-asian="normal" style:font-weight-complex="normal"/>
    </style:style>
    <style:style style:name="P3" style:family="paragraph" style:parent-style-name="Text_20_body">
      <style:text-properties fo:font-style="normal" style:text-underline-style="none" style:font-style-asian="normal" style:font-style-complex="normal"/>
    </style:style>
    <style:style style:name="P4" style:family="paragraph" style:parent-style-name="Text_20_body" style:list-style-name="L1"/>
    <style:style style:name="P5" style:family="paragraph" style:parent-style-name="Text_20_body" style:list-style-name="L1">
      <style:text-properties fo:font-variant="normal" fo:text-transform="none" fo:color="#330000" style:font-name="Liberation Serif" fo:letter-spacing="normal" fo:font-style="normal" fo:font-weight="normal" style:font-weight-asian="normal" style:font-weight-complex="normal"/>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Standard">
      <style:text-properties fo:font-variant="normal" fo:text-transform="none" fo:color="#330000" style:font-name="Liberation Serif" fo:letter-spacing="normal" fo:font-style="normal" style:text-underline-style="none" fo:font-weight="normal" style:font-weight-asian="normal" style:font-weight-complex="normal"/>
    </style:style>
    <style:style style:name="T1" style:family="text">
      <style:text-properties fo:font-variant="normal" fo:text-transform="none" fo:color="#330000" style:font-name="Liberation Serif" fo:letter-spacing="normal" fo:font-style="normal" fo:font-weight="normal" style:font-weight-asian="normal" style:font-weight-complex="normal"/>
    </style:style>
    <style:style style:name="T2" style:family="text">
      <style:text-properties fo:font-variant="normal" fo:text-transform="none" fo:color="#330000" style:font-name="Liberation Serif" fo:letter-spacing="normal" fo:font-style="normal" fo:font-weight="bold" style:font-weight-asian="bold" style:font-weight-complex="bold"/>
    </style:style>
    <style:style style:name="T3" style:family="text">
      <style:text-properties fo:font-variant="normal" fo:text-transform="none" fo:color="#330000" style:font-name="Liberation Serif" fo:letter-spacing="normal" fo:font-style="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h text:style-name="Heading_20_2" text:outline-level="2">1 <text:s text:c="2"/>INTRODUZIONE</text:h>
      <text:h text:style-name="Heading_20_3" text:outline-level="3">1.1 Scopo del documento</text:h>
      <text:p text:style-name="Standard"><text:tab/>Il presente documento si prefigge lo scopo di presentare al committente l'analisi dei requisiti effettuata dagli analisti del gruppo Team Committed sul capitolato “<text:span text:style-name="T1">Piattaforma Mobile di Apprendimento Comportamentale” (C3). Questo per documentare tutti i bisogni identificati dal proponente MENTIS S.r.l .</text:span></text:p>
      <text:p text:style-name="P1"/>
      <text:h text:style-name="Heading_20_3" text:outline-level="3">1.2 Scopo del prodotto</text:h>
      <text:p text:style-name="P1"><text:tab/>Il prodotto denominato XXX si propone di fornire uno strumento informatico per la gestione delle pratiche di sicurezza sul lavoro in modo dinamico, evitando corsi di formazione che spesso si dimostrano inutili per la poca attenzione prestata dai partecipanti.</text:p>
      <text:p text:style-name="Standard"><text:span text:style-name="T1">Lo strumento si basa sul concetto di </text:span><text:span text:style-name="T2">gamification </text:span><text:span text:style-name="T1">che comporta competizione tra i dipendenti all'interno delle aziende creando un sano interesse per un argomento delicato come la sicurezza sul luogo di lavoro.</text:span></text:p>
      <text:p text:style-name="P2">Il sistema è pensato sia per lavoratori che hanno una postazione fissa dotata di pc, sia per quelli che hanno la necessità <text:s/>di spostarsi e che quindi sono forniti di tablet/smartphone. Ad essi verrano poste periodicamente domande, di varia tipologia, le cui risposte comporteranno l'assegnazione di un punteggio generando una classifica aziendale.</text:p>
      <text:p text:style-name="P2"/>
      <text:h text:style-name="Heading_20_3" text:outline-level="3">1.3 Glossario</text:h>
      <text:p text:style-name="Standard"><text:span text:style-name="T1"><text:tab/>I termini marcati come ???? che compaiono nei documenti formali sono tutti riportati e descritti nel glossario presente nel file Glossario??? con l'intento di eliminare le </text:span><text:span text:style-name="T3">ambiguità e aumentare la chiarezza dell'esposizione.</text:span></text:p>
      <text:p text:style-name="P2"/>
      <text:h text:style-name="Heading_20_3" text:outline-level="3">1.4 Riferimenti</text:h>
      <text:p text:style-name="P2"/>
      <text:h text:style-name="Heading_20_4" text:outline-level="4">1.4.1 <text:s text:c="3"/>Normativi</text:h>
      <text:list xml:id="list36698608" text:style-name="L1">
        <text:list-item>
          <text:p text:style-name="P4">Capitolato d'Appalto: <text:s/><text:span text:style-name="T2">Piattaforma Mobile di Apprendimento Comportamentale</text:span><text:span text:style-name="T1">, v?.?, rilasciato dal proponente MENTIS S.r.l <text:s/>e reperibile all'indirizzo : </text:span><text:span text:style-name="T3">http://www.math.unipd.it/~tullio/IS-1/2011/Progetto/pC3.pdf</text:span></text:p>
        </text:list-item>
        <text:list-item>
          <text:p text:style-name="P5">Norme di progetto ,v?.?, riferite al file NormeDiProgetto???? che regola e accompagna tutti i file ufficiali del progetto.</text:p>
        </text:list-item>
      </text:list>
      <text:h text:style-name="Heading_20_4" text:outline-level="4">1.4.2 <text:s text:c="3"/>Informativi</text:h>
      <text:p text:style-name="Text_20_body">???non so cosa mettere ????</text:p>
      <text:p text:style-name="Text_20_body"/>
      <text:h text:style-name="Heading_20_2" text:outline-level="2"><text:soft-page-break/>2 Descrizione Generale</text:h>
      <text:h text:style-name="Heading_20_3" text:outline-level="3">2.1 Contesto d'uso del prodotto</text:h>
      <text:p text:style-name="Text_20_body"><text:tab/>Il sistema XXX si propone ai proprietari di aziende come integrazione ai vari corsi formativi nell'ambito della sicurezza sul posto di lavoro, che spesso si dimostrano poco efficaci, a cui devono essere sottoposti periodicamente i propri dipendenti.</text:p>
      <text:p text:style-name="Text_20_body">Il sistema non si limita ad essere funzionale solo per lavoratori interni all'azienda ma anche per quelli esterni grazie a dispositivi portatili come tablet e smartphone.</text:p>
      <text:h text:style-name="Heading_20_5" text:outline-level="5">2.1.1 Processi produttivi e modalità d'uso</text:h>
      <text:p text:style-name="Standard"><text:tab/></text:p>
      <text:p text:style-name="Standard"/>
      <text:h text:style-name="Heading_20_5" text:outline-level="5">2.1.2 Piattaforma d'esecuzione e interfacciamento con l'ambiente di installazione e uso</text:h>
      <text:p text:style-name="Standard"><text:tab/>Il prodotto è utilizzabile da qualsiasi piattaforma fissa connessa alla rete, con una java virtual machine precedentemente installata e che disponga di almeno un browser per la visualizzazione di pagine web. </text:p>
      <text:p text:style-name="Standard">Invece per quanto riguarda i dispositivi portatili basta che questi abbiano la possibilità di connettersi alla rete.</text:p>
      <text:h text:style-name="Heading_20_3" text:outline-level="3">2.2 Funzioni del prodotto</text:h>
      <text:p text:style-name="P3"><text:tab/>Il prodotto fornirà ad un datore di lavoro la possibilità di definire delle domande relative alla sicurezza, di tipo teorico e pratico consigliate da esperti nel settore, che verranno somministrate periodicamente ai propri dipendenti per poi poterne analizzare le risposte e quindi trarne <text:s/>conclusioni.</text:p>
      <text:p text:style-name="P3">Un dipendente a cui viene proposta una domanda, in modo completamente non invasivo, ha la possibilità di rispondere subito oppure rinviare la risposta ad un altro momento così che non venga disturbato o bloccato durante l'esecuzione del proprio lavoro.</text:p>
      <text:p text:style-name="P3">La risposta fornita ad una domanda comporta l'attribuzione di un punteggio che aggiorna la classifica aziendale, la quale dovrebbe funzionare da incentivo per ogni dipendente per rispondere in modo corretto e di conseguenza essere aggiornato sull'argomento.</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naglia [IN2]</meta:initial-creator>
    <meta:creation-date>2011-12-07T11:58:39</meta:creation-date>
    <dc:date>2011-12-07T16:58:18.65</dc:date>
    <meta:editing-duration>PT4H18M6S</meta:editing-duration>
    <meta:editing-cycles>47</meta:editing-cycles>
    <meta:generator>LibreOffice/3.4$Win32 LibreOffice_project/340m1$Build-402</meta:generator>
    <meta:document-statistic meta:table-count="0" meta:image-count="0" meta:object-count="0" meta:page-count="2" meta:paragraph-count="28" meta:word-count="516" meta:character-count="3599" meta:non-whitespace-character-count="3092"/>
    <meta:user-defined meta:name="Info 1"/>
    <meta:user-defined meta:name="Info 2"/>
    <meta:user-defined meta:name="Info 3"/>
    <meta:user-defined meta:name="Info 4"/>
  </office:meta>
</office:document-meta>
</file>